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ANKS GOD FOR HIS REDEMPTIVE WORKS (65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THANKS GOD FOR HIS REDEMPTIVE WORKS (65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answering prayer (65:1-2, 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forgiving sin (65: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imparting joy (65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 THANKS GOD FOR HIS REDEMPTIVE WORKS (65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 THANKS GOD FOR HIS CREATIVE WORKS (65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 THANKS GOD FOR HIS CREATIVE WORKS (65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or forming the mountains (65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silencing the oceans (6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or watering the earth (65:8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r causing plants to grow (65:11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65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 THANKS GOD FOR HIS REDEMPTIVE WORKS (65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 THANKS GOD FOR HIS CREATIVE WORKS (65:6-1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5 </dc:title>
    <meta:initial-creator>David STRICKLAND</meta:initial-creator>
    <dc:creator>David STRICKLAND</dc:creator>
    <meta:creation-date>2020-02-22T19:33:24Z</meta:creation-date>
    <dc:date>2020-02-22T19:33:25Z</dc:date>
    <meta:template xlink:href="BibleStudy" xlink:type="simple"/>
    <meta:editing-cycles>1</meta:editing-cycles>
    <meta:editing-duration>PT0S</meta:editing-duration>
    <meta:document-statistic meta:paragraph-count="17" meta:word-count="132"/>
  </office:meta>
</office:document-meta>
</file>